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85" style:family="table-cell" style:parent-style-name="Default" style:data-style-name="N37">
      <style:table-cell-properties fo:border="0.06pt solid #000000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7" style:family="table-cell" style:parent-style-name="Default" style:data-style-name="N104">
      <style:table-cell-properties fo:border="0.06pt solid #000000"/>
    </style:style>
    <style:style style:name="ce188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ce185"/>
        <table:table-column table:style-name="co40" table:default-cell-style-name="ce1"/>
        <table:table-column table:style-name="co2" table:number-columns-repeated="3" table:default-cell-style-name="ce187"/>
        <table:table-row table:style-name="ro1">
          <table:table-cell table:style-name="ce183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84" office:value-type="string" calcext:value-type="string">
            <text:p>Fecha</text:p>
          </table:table-cell>
          <table:table-cell table:style-name="ce184" office:value-type="string" calcext:value-type="string">
            <text:p>Concepto</text:p>
          </table:table-cell>
          <table:table-cell table:style-name="ce184" office:value-type="string" calcext:value-type="string">
            <text:p>Ingreso</text:p>
          </table:table-cell>
          <table:table-cell table:style-name="ce184" office:value-type="string" calcext:value-type="string">
            <text:p>Egreso</text:p>
          </table:table-cell>
          <table:table-cell table:style-name="ce184" office:value-type="string" calcext:value-type="string">
            <text:p>Saldo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8" office:value-type="currency" office:currency="ARS" office:value="1000" calcext:value-type="currency">
            <text:p>$1.000,00</text:p>
          </table:table-cell>
          <table:table-cell table:style-name="ce188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88"/>
          <table:table-cell table:style-name="ce188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86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86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86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+[.E46]+[.C47]-[.D47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+[.E47]+[.C48]-[.D48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+[.E48]+[.C49]-[.D49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+[.E49]+[.C50]-[.D50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formula="of:=+[.E50]+[.C51]-[.D51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formula="of:=+[.E51]+[.C52]-[.D52]" office:value-type="currency" office:currency="ARS" office:value="1000" calcext:value-type="currency">
            <text:p>$1.0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59:34.294261771</dc:date>
    <meta:editing-duration>PT14H24M44S</meta:editing-duration>
    <meta:editing-cycles>286</meta:editing-cycles>
    <meta:generator>LibreOffice/5.1.4.2$Linux_X86_64 LibreOffice_project/10m0$Build-2</meta:generator>
    <meta:print-date>2016-12-05T18:39:34.723897548</meta:print-date>
    <meta:document-statistic meta:table-count="11" meta:cell-count="1610" meta:object-count="0"/>
  </office:meta>
</office:document-meta>
</file>